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text-properties fo:color="#ffffff" style:font-name="Arial Black" fo:font-size="60pt" fo:font-weight="bold" style:font-size-asian="60pt" style:font-weight-asian="bold" style:font-size-complex="60pt" style:font-weight-complex="bold"/>
    </style:style>
    <style:style style:name="P2" style:family="paragraph">
      <style:text-properties fo:font-size="20pt"/>
    </style:style>
    <style:style style:name="T1" style:family="text">
      <style:text-properties fo:color="#ffffff" style:font-name="Arial Black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1cm" svg:x="0cm" svg:y="0cm" presentation:class="title" presentation:user-transformed="true">
          <draw:text-box>
            <text:p><text:span text:style-name="T1">1. Schowaj mnie</text:span><text:span text:style-name="T1"><text:line-break/></text:span><text:span text:style-name="T1">pod skrzydła Swe,</text:span><text:span text:style-name="T1"><text:line-break/></text:span><text:span text:style-name="T1">ukryj mnie</text:span><text:span text:style-name="T1"><text:line-break/></text:span><text:span text:style-name="T1">w silnej dłoni Swej.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1cm" svg:x="-0.001cm" svg:y="-0.001cm" presentation:class="title" presentation:user-transformed="true">
          <draw:text-box>
            <text:p><text:span text:style-name="T1">Kiedy fale mórz</text:span><text:span text:style-name="T1"><text:line-break/></text:span><text:span text:style-name="T1">chcą porwać mnie,</text:span><text:span text:style-name="T1"><text:line-break/></text:span><text:span text:style-name="T1">Z Tobą wzniosę się,</text:span><text:span text:style-name="T1"><text:line-break/></text:span><text:span text:style-name="T1">podniesiesz mnie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1cm" svg:x="-0.001cm" svg:y="-0.001cm" presentation:class="title" presentation:user-transformed="true">
          <draw:text-box>
            <text:p><text:span text:style-name="T1">Panie, Królem Tyś</text:span><text:span text:style-name="T1"><text:line-break/></text:span><text:span text:style-name="T1">spienionych wód,</text:span><text:span text:style-name="T1"><text:line-break/></text:span><text:span text:style-name="T1">Ja ufam Ci,</text:span><text:span text:style-name="T1"><text:line-break/></text:span><text:span text:style-name="T1">Ty jesteś Bóg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1cm" svg:x="-0.001cm" svg:y="-0.001cm" presentation:class="title" presentation:user-transformed="true">
          <draw:text-box>
            <text:p><text:span text:style-name="T1">2. Odpocznę dziś</text:span><text:span text:style-name="T1"><text:line-break/></text:span><text:span text:style-name="T1">w ramionach Twych.</text:span><text:span text:style-name="T1"><text:line-break/></text:span><text:span text:style-name="T1">Dusza ma</text:span><text:span text:style-name="T1"><text:line-break/></text:span><text:span text:style-name="T1">w Tobie będzie trwać.</text:span><text:span text:style-name="T1"><text:line-break/></text:span><text:span text:style-name="T1">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1cm" svg:x="-0.001cm" svg:y="-0.001cm" presentation:class="title" presentation:user-transformed="true">
          <draw:text-box>
            <text:p><text:span text:style-name="T1">Kiedy fale mórz</text:span><text:span text:style-name="T1"><text:line-break/></text:span><text:span text:style-name="T1">chcą porwać mnie,</text:span><text:span text:style-name="T1"><text:line-break/></text:span><text:span text:style-name="T1">Z Tobą wzniosę się,</text:span><text:span text:style-name="T1"><text:line-break/></text:span><text:span text:style-name="T1">podniesiesz mnie,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1cm" svg:x="-0.001cm" svg:y="-0.001cm" presentation:class="title" presentation:user-transformed="true">
          <draw:text-box>
            <text:p><text:span text:style-name="T1">Panie, Królem Tyś</text:span><text:span text:style-name="T1"><text:line-break/></text:span><text:span text:style-name="T1">spienionych wód,</text:span><text:span text:style-name="T1"><text:line-break/></text:span><text:span text:style-name="T1">Ja ufam Ci,</text:span><text:span text:style-name="T1"><text:line-break/></text:span><text:span text:style-name="T1">Ty jesteś Bóg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Lucida Sans Unicode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Lucida Sans Unicode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12-01T13:44:21.275000000</dc:date>
    <meta:editing-duration>PT1H14M3S</meta:editing-duration>
    <meta:editing-cycles>24</meta:editing-cycles>
    <meta:generator>LibreOffice/4.1.2.3$Windows_x86 LibreOffice_project/40b2d7fde7e8d2d7bc5a449dc65df4d08a7dd38</meta:generator>
    <meta:document-statistic meta:object-count="39"/>
  </office:meta>
</office:document-meta>
</file>